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justify" style:justify-single-word="false"/>
    </style:style>
    <style:style style:name="P2" style:family="paragraph" style:parent-style-name="Standard">
      <style:paragraph-properties fo:margin-top="0cm" fo:margin-bottom="0.199cm" fo:text-align="justify" style:justify-single-word="false"/>
    </style:style>
    <style:style style:name="P3" style:family="paragraph" style:parent-style-name="Standard">
      <style:paragraph-properties fo:margin-top="0cm" fo:margin-bottom="0.199cm" fo:text-align="justify" style:justify-single-word="false"/>
    </style:style>
    <style:style style:name="P4" style:family="paragraph" style:parent-style-name="Standard">
      <style:paragraph-properties fo:margin-top="0cm" fo:margin-bottom="0.199cm" fo:text-align="justify" style:justify-single-word="false"/>
    </style:style>
    <style:style style:name="P5" style:family="paragraph" style:parent-style-name="Standard">
      <style:paragraph-properties fo:margin-top="0cm" fo:margin-bottom="0.199cm" fo:text-align="center" style:justify-single-word="false"/>
    </style:style>
    <style:style style:name="P6" style:family="paragraph" style:parent-style-name="Standard">
      <style:paragraph-properties fo:margin-top="0cm" fo:margin-bottom="0.199cm" fo:text-align="justify" style:justify-single-word="false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margin-top="0cm" fo:margin-bottom="0.199cm" fo:text-align="start" style:justify-single-word="false"/>
    </style:style>
    <style:style style:name="P9" style:family="paragraph" style:parent-style-name="Standard">
      <style:paragraph-properties fo:margin-top="0cm" fo:margin-bottom="0.199cm" fo:text-align="justify" style:justify-single-word="fals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gistro de innovadores</text:p>
      <text:p text:style-name="Standard"/>
      <text:p text:style-name="Standard">Se requiere registrar en una base de datos relacional a los ciudadanos (denominados en adelante “Innovadores”) que este ejecutando proyectos de investigación y/o hallan generado productos <text:s/>derivados de proyectos de investigación concluidos a la fecha del registro.</text:p>
      <text:p text:style-name="Standard">Se entiende por productos; Escalamiento, Prototipo, Industrialización, Mejoras, Tesis, Tesina, Diseño, Documento, Monografía, Entre otras.</text:p>
      <text:p text:style-name="Standard"/>
      <text:p text:style-name="P5">La base de datos permitirá Registra, Actualizar Consultar y Eliminar:</text:p>
      <text:p text:style-name="P1">Datos personales de los innovadores; C.I. Foto, Nombre, Apellidos, Genero, Estado Civil, Fecha de Nacimiento, Celular</text:p>
      <text:p text:style-name="P1">Datos de residencia; Estado, Municipio, Parroquia, Dirección de habitación, teléfono de habitación.</text:p>
      <text:p text:style-name="P1">Listar los proyectos en los que estén trabajando uno o varios Innovadores.</text:p>
      <text:p text:style-name="P1">Listar los Innovadores <text:s/>involucrados en un proyecto o varios proyectos.</text:p>
      <text:p text:style-name="P7">Datos de un proyectos; Titulo, Resumen, <text:span text:style-name="T1">Problema a resolver, Objetivo general, Metodología, Estado del </text:span><text:span text:style-name="T1">p</text:span><text:span text:style-name="T1">royecto </text:span><text:span text:style-name="T1">(Elaboración, Ejecución, Validación)</text:span><text:span text:style-name="T1">, Resultados </text:span><text:span text:style-name="T1">e</text:span><text:span text:style-name="T1">sperados, Fecha de </text:span><text:span text:style-name="T1">la</text:span><text:span text:style-name="T1"> </text:span><text:span text:style-name="T1">ú</text:span><text:span text:style-name="T1">ltima </text:span><text:span text:style-name="T1">m</text:span><text:span text:style-name="T1">odificación, </text:span><text:span text:style-name="T1">Fuentes de </text:span><text:span text:style-name="T1">f</text:span><text:span text:style-name="T1">inanciamiento, </text:span><text:span text:style-name="T1">Linea de investigación, Área, SubÁrea, Ubicación geográfica donde se desarrolla el proyecto.</text:span></text:p>
      <text:p text:style-name="P1">Listar los productos creados por uno o varios Innovadores.</text:p>
      <text:p text:style-name="P8">Lista los Innovadores que estuviesen involucrados en la creación de uno o varios productos.</text:p>
      <text:p text:style-name="P1"><text:span text:style-name="T4">Datos de un producto; T</text:span><text:span text:style-name="T4">ipo de producto, Nombre del producto, Resumen, Patente, Destinatarios, Motor Productivo, año de Creación.</text:span></text:p>
      <text:p text:style-name="P1"/>
      <text:p text:style-name="P1">El .odelo relacional que se propone cumplir con esto requerimiento se almasena en este repositorio en formato .dia y .png con el nombre de database_innovadores_V5.dia y <text:s/>database_innovadores_V5.p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52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7T20:13:08.791471096</meta:creation-date>
    <dc:date>2020-05-17T21:48:00.808162355</dc:date>
    <meta:editing-duration>PT38M39S</meta:editing-duration>
    <meta:editing-cycles>7</meta:editing-cycles>
    <meta:generator>LibreOffice/6.3.4.2$Linux_X86_64 LibreOffice_project/60da17e045e08f1793c57c00ba83cdfce946d0aa</meta:generator>
    <meta:document-statistic meta:table-count="0" meta:image-count="0" meta:object-count="0" meta:page-count="1" meta:paragraph-count="13" meta:word-count="223" meta:character-count="1653" meta:non-whitespace-character-count="1440"/>
  </office:meta>
</office:document-meta>
</file>